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NumeroPagina">
      <style:text-properties officeooo:paragraph-rsid="001fa5ba"/>
    </style:style>
    <style:style style:name="P7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8" style:family="paragraph" style:parent-style-name="Nivel1" style:master-page-name="Pagina">
      <style:paragraph-properties style:page-number="auto"/>
    </style:style>
    <style:style style:name="P9" style:family="paragraph" style:parent-style-name="TablaContenidosDemostrativo" style:master-page-name="Pagina">
      <style:paragraph-properties style:page-number="auto"/>
    </style:style>
    <style:style style:name="P10" style:family="paragraph" style:parent-style-name="Textos" style:master-page-name="Pagina">
      <style:paragraph-properties style:page-number="auto"/>
    </style:style>
    <style:style style:name="P11" style:family="paragraph" style:parent-style-name="Textos">
      <style:text-properties officeooo:rsid="001fa5ba" officeooo:paragraph-rsid="001fa5ba"/>
    </style:style>
    <style:style style:name="P12" style:family="paragraph" style:parent-style-name="Textos" style:list-style-name="L1">
      <style:text-properties officeooo:rsid="001fa5ba" officeooo:paragraph-rsid="001fa5ba"/>
    </style:style>
    <style:style style:name="P13" style:family="paragraph" style:parent-style-name="CuerpoTabla">
      <style:text-properties officeooo:rsid="001fa5ba" officeooo:paragraph-rsid="001fa5ba"/>
    </style:style>
    <style:style style:name="P14" style:family="paragraph" style:parent-style-name="CuerpoTabla">
      <style:text-properties officeooo:paragraph-rsid="001fa5ba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a5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R0.<text:span text:style-name="T4">31</text:span></text:p>
      <text:p text:style-name="Standard"/>
      <text:p text:style-name="SubtituloPortadaYDemostrativos">Tipo de documento: Acta</text:p>
      <text:p text:style-name="P14"><text:span text:style-name="T4">18</text:span>/<text:span text:style-name="T1">06</text:span>/201<text:span text:style-name="T1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31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P14"><text:span text:style-name="T4">18</text:span>/<text:span text:style-name="T1">06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0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14"><text:span text:style-name="T4">18</text:span>/<text:span text:style-name="T1">06</text:span>/20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P14"><text:span text:style-name="T4">18</text:span>/<text:span text:style-name="T1">06</text:span>/20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9">Tabla de contenido</text:p>
          </text:index-title>
          <text:p text:style-name="P4"><text:a xlink:type="simple" xlink:href="#__RefHeading__1803_1352885363" text:style-name="Index_20_Link" text:visited-style-name="Index_20_Link">Datos de la reunión:<text:tab/>4</text:a></text:p>
          <text:p text:style-name="P5"><text:a xlink:type="simple" xlink:href="#__RefHeading__744_302876939" text:style-name="Index_20_Link" text:visited-style-name="Index_20_Link">Tabla 01. Datos de la reunión, 2014<text:tab/>4</text:a></text:p>
          <text:p text:style-name="P4"><text:a xlink:type="simple" xlink:href="#__RefHeading__746_302876939" text:style-name="Index_20_Link" text:visited-style-name="Index_20_Link">Puntos del orden del día:<text:tab/>4</text:a></text:p>
          <text:p text:style-name="P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8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18</text:span>/<text:span text:style-name="T1">06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13">17:00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1">Tareas acabadas :</text:p>
      <text:list xml:id="list5049624816285395337" text:style-name="L1">
        <text:list-item>
          <text:p text:style-name="P12">Hacer experimento inmersión aceite con la fuente de alimentación dentro.</text:p>
        </text:list-item>
        <text:list-item>
          <text:p text:style-name="P12">Buscar memorias RAM laboratorio 31.</text:p>
        </text:list-item>
        <text:list-item>
          <text:p text:style-name="P12">Revisar documentos duplicados Github</text:p>
        </text:list-item>
        <text:list-item>
          <text:p text:style-name="P12">Separar 60 unidades de disipador y ventiladores</text:p>
        </text:list-item>
        <text:list-item>
          <text:p text:style-name="P12">Enviarle a Marta los datos.</text:p>
        </text:list-item>
      </text:list>
      <text:p text:style-name="P11"/>
      <text:p text:style-name="P11"><text:soft-page-break/>Revisar de ponerle nombres a las carpetas del Github para que no solo tengan números.</text:p>
      <text:p text:style-name="P11">Preguntarle a Raúl sobre los proveedores chinos de los splits.</text:p>
      <text:p text:style-name="P11">Probar de meter los tres tubos de sección en el enganche del disipador .</text:p>
      <text:p text:style-name="P11">Silvia tiene que ir pedir a la ferretería los tubos que nos hacen falta (40 m del tubo negro y 20m del tubo blanco).</text:p>
      <text:p text:style-name="P11">Pedir también 60 disipadores,abrazaderas y que el de la ferretería valla preparando una factura <text:s/>de todo desde la última vez.</text:p>
      <text:p text:style-name="P11">Ir al Aula Magna en busca de memorias RAM.</text:p>
      <text:p text:style-name="P11">También pillar mascarillas en la ferretería.</text:p>
      <text:p text:style-name="P11">Manuel tiene que hacer el esquema de las medidas de la caja para inmersión y dibujarlo a tamaño real.</text:p>
      <text:p text:style-name="P11">Mirar de limpiar la caja y todo lo que queda de las pruebas de inmersión con aceite.</text:p>
      <text:p text:style-name="P11">Sobre los appliances para poner en libre acceso de vicerrectoría y de la Esei solo faltan las peticiones oficiales.</text:p>
      <text:p text:style-name="P11">Y queda pendiente hacer el inventario de desuso ,los cables que no llegaron y el experimento <text:s/>con los splits.</text:p>
      <text:p text:style-name="P11">Silvia tiene que mirar que entregables corresponde a cada parte del proy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1fa5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6</meta:editing-cycles>
    <meta:generator>LibreOffice/4.1.3.2$Linux_X86_64 LibreOffice_project/410m0$Build-2</meta:generator>
    <dc:date>2014-06-18T17:25:35.904407744</dc:date>
    <dc:creator>Manuel </dc:creator>
    <meta:document-statistic meta:table-count="5" meta:image-count="3" meta:object-count="0" meta:page-count="5" meta:paragraph-count="80" meta:word-count="384" meta:character-count="2293" meta:non-whitespace-character-count="1951"/>
  </office:meta>
</office:document-meta>
</file>